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9be" officeooo:paragraph-rsid="0005c9be"/>
    </style:style>
    <style:style style:name="P2" style:family="paragraph" style:parent-style-name="Standard">
      <style:text-properties officeooo:paragraph-rsid="0005c9be"/>
    </style:style>
    <style:style style:name="P3" style:family="paragraph" style:parent-style-name="Standard">
      <style:text-properties fo:font-weight="bold" officeooo:rsid="0005c9be" officeooo:paragraph-rsid="0005c9be" style:font-weight-asian="bold" style:font-weight-complex="bold"/>
    </style:style>
    <style:style style:name="P4" style:family="paragraph" style:parent-style-name="Standard">
      <style:text-properties fo:font-weight="bold" officeooo:rsid="0006bbde" officeooo:paragraph-rsid="0006bbde" style:font-weight-asian="bold" style:font-weight-complex="bold"/>
    </style:style>
    <style:style style:name="P5" style:family="paragraph" style:parent-style-name="Standard">
      <style:text-properties fo:font-weight="bold" officeooo:rsid="0007ba73" officeooo:paragraph-rsid="0007ba73" style:font-weight-asian="bold" style:font-weight-complex="bold"/>
    </style:style>
    <style:style style:name="P6" style:family="paragraph" style:parent-style-name="Standard">
      <style:text-properties fo:font-weight="bold" officeooo:rsid="00083d66" officeooo:paragraph-rsid="00083d66" style:font-weight-asian="bold" style:font-weight-complex="bold"/>
    </style:style>
    <style:style style:name="P7" style:family="paragraph" style:parent-style-name="Standard">
      <style:text-properties fo:font-weight="bold" officeooo:rsid="000add3d" officeooo:paragraph-rsid="000add3d" style:font-weight-asian="bold" style:font-weight-complex="bold"/>
    </style:style>
    <style:style style:name="P8" style:family="paragraph" style:parent-style-name="Standard">
      <style:text-properties fo:font-weight="bold" officeooo:rsid="000add3d" officeooo:paragraph-rsid="0019fbe6" style:font-weight-asian="bold" style:font-weight-complex="bold"/>
    </style:style>
    <style:style style:name="P9" style:family="paragraph" style:parent-style-name="Standard">
      <style:text-properties fo:font-weight="bold" officeooo:rsid="0018e664" officeooo:paragraph-rsid="0018e664" style:font-weight-asian="bold" style:font-weight-complex="bold"/>
    </style:style>
    <style:style style:name="P10" style:family="paragraph" style:parent-style-name="Standard">
      <style:text-properties fo:font-weight="bold" officeooo:rsid="0018e664" officeooo:paragraph-rsid="0019fbe6" style:font-weight-asian="bold" style:font-weight-complex="bold"/>
    </style:style>
    <style:style style:name="P11" style:family="paragraph" style:parent-style-name="Standard">
      <style:text-properties fo:font-weight="bold" officeooo:rsid="00063642" officeooo:paragraph-rsid="00063642" fo:background-color="transparent" style:font-weight-asian="bold" style:font-weight-complex="bold"/>
    </style:style>
    <style:style style:name="P12" style:family="paragraph" style:parent-style-name="Standard">
      <style:text-properties fo:font-weight="normal" officeooo:rsid="0005c9be" officeooo:paragraph-rsid="0005c9be" style:font-weight-asian="normal" style:font-weight-complex="normal"/>
    </style:style>
    <style:style style:name="P13" style:family="paragraph" style:parent-style-name="Standard">
      <style:text-properties fo:font-weight="normal" officeooo:rsid="0005c9be" officeooo:paragraph-rsid="0006bbde" style:font-weight-asian="normal" style:font-weight-complex="normal"/>
    </style:style>
    <style:style style:name="P14" style:family="paragraph" style:parent-style-name="Standard">
      <style:text-properties fo:font-weight="normal" officeooo:rsid="0005c9be" officeooo:paragraph-rsid="0007ba73" style:font-weight-asian="normal" style:font-weight-complex="normal"/>
    </style:style>
    <style:style style:name="P15" style:family="paragraph" style:parent-style-name="Standard">
      <style:text-properties fo:font-weight="normal" officeooo:rsid="0005c9be" officeooo:paragraph-rsid="00083d66" style:font-weight-asian="normal" style:font-weight-complex="normal"/>
    </style:style>
    <style:style style:name="P16" style:family="paragraph" style:parent-style-name="Standard">
      <style:text-properties fo:font-weight="normal" officeooo:rsid="0005c9be" officeooo:paragraph-rsid="0009b0e2" style:font-weight-asian="normal" style:font-weight-complex="normal"/>
    </style:style>
    <style:style style:name="P17" style:family="paragraph" style:parent-style-name="Standard">
      <style:text-properties fo:font-weight="normal" officeooo:rsid="00063642" officeooo:paragraph-rsid="00063642" style:font-weight-asian="normal" style:font-weight-complex="normal"/>
    </style:style>
    <style:style style:name="P18" style:family="paragraph" style:parent-style-name="Standard">
      <style:text-properties fo:font-weight="normal" officeooo:rsid="0006bbde" officeooo:paragraph-rsid="0006bbde" style:font-weight-asian="normal" style:font-weight-complex="normal"/>
    </style:style>
    <style:style style:name="P19" style:family="paragraph" style:parent-style-name="Standard">
      <style:text-properties fo:font-weight="normal" officeooo:rsid="0007ba73" officeooo:paragraph-rsid="0007ba73" style:font-weight-asian="normal" style:font-weight-complex="normal"/>
    </style:style>
    <style:style style:name="P20" style:family="paragraph" style:parent-style-name="Standard">
      <style:text-properties fo:font-weight="normal" officeooo:rsid="00083d66" officeooo:paragraph-rsid="00083d66" style:font-weight-asian="normal" style:font-weight-complex="normal"/>
    </style:style>
    <style:style style:name="P21" style:family="paragraph" style:parent-style-name="Standard">
      <style:text-properties fo:font-weight="normal" officeooo:rsid="0009b0e2" officeooo:paragraph-rsid="0009b0e2" style:font-weight-asian="normal" style:font-weight-complex="normal"/>
    </style:style>
    <style:style style:name="P22" style:family="paragraph" style:parent-style-name="Standard">
      <style:text-properties fo:font-weight="normal" officeooo:rsid="000add3d" officeooo:paragraph-rsid="000add3d" style:font-weight-asian="normal" style:font-weight-complex="normal"/>
    </style:style>
    <style:style style:name="P23" style:family="paragraph" style:parent-style-name="Standard">
      <style:text-properties fo:font-weight="normal" officeooo:rsid="000c53e5" officeooo:paragraph-rsid="000c53e5" style:font-weight-asian="normal" style:font-weight-complex="normal"/>
    </style:style>
    <style:style style:name="P24" style:family="paragraph" style:parent-style-name="Standard">
      <style:text-properties fo:font-weight="normal" officeooo:rsid="000c53e5" officeooo:paragraph-rsid="0006bbde" style:font-weight-asian="normal" style:font-weight-complex="normal"/>
    </style:style>
    <style:style style:name="P25" style:family="paragraph" style:parent-style-name="Standard">
      <style:text-properties fo:font-weight="normal" officeooo:rsid="000f77bc" officeooo:paragraph-rsid="000f77bc" style:font-weight-asian="normal" style:font-weight-complex="normal"/>
    </style:style>
    <style:style style:name="P26" style:family="paragraph" style:parent-style-name="Standard">
      <style:text-properties fo:font-weight="normal" officeooo:rsid="0016c38e" officeooo:paragraph-rsid="0016c38e" style:font-weight-asian="normal" style:font-weight-complex="normal"/>
    </style:style>
    <style:style style:name="P27" style:family="paragraph" style:parent-style-name="Standard">
      <style:text-properties fo:font-weight="normal" officeooo:rsid="0018e664" officeooo:paragraph-rsid="0018e664" style:font-weight-asian="normal" style:font-weight-complex="normal"/>
    </style:style>
    <style:style style:name="P28" style:family="paragraph" style:parent-style-name="Standard">
      <style:text-properties fo:font-weight="normal" officeooo:rsid="0005c9be" officeooo:paragraph-rsid="0005c9be" fo:background-color="transparent" style:font-weight-asian="normal" style:font-weight-complex="normal"/>
    </style:style>
    <style:style style:name="P29" style:family="paragraph" style:parent-style-name="Standard">
      <style:text-properties officeooo:paragraph-rsid="00151198"/>
    </style:style>
    <style:style style:name="P30" style:family="paragraph" style:parent-style-name="Standard">
      <style:text-properties fo:font-size="20pt" fo:font-weight="bold" officeooo:rsid="0021b4a1" officeooo:paragraph-rsid="0021b4a1" style:font-size-asian="20pt" style:font-weight-asian="bold" style:font-size-complex="20pt" style:font-weight-complex="bold"/>
    </style:style>
    <style:style style:name="P31" style:family="paragraph" style:parent-style-name="Text_20_body">
      <style:text-properties officeooo:paragraph-rsid="0005c9be"/>
    </style:style>
    <style:style style:name="P32" style:family="paragraph" style:parent-style-name="Table_20_Contents">
      <style:text-properties officeooo:rsid="001c2ad2" officeooo:paragraph-rsid="001c2ad2"/>
    </style:style>
    <style:style style:name="P33" style:family="paragraph" style:parent-style-name="Table_20_Contents">
      <style:text-properties officeooo:rsid="001dee87" officeooo:paragraph-rsid="001dee87"/>
    </style:style>
    <style:style style:name="P34" style:family="paragraph" style:parent-style-name="Table_20_Contents">
      <style:text-properties officeooo:rsid="001e7195" officeooo:paragraph-rsid="001e7195"/>
    </style:style>
    <style:style style:name="P35" style:family="paragraph" style:parent-style-name="Table_20_Contents">
      <style:text-properties officeooo:rsid="001ecd65" officeooo:paragraph-rsid="001ecd65"/>
    </style:style>
    <style:style style:name="P36" style:family="paragraph" style:parent-style-name="Standard">
      <style:text-properties fo:font-weight="bold" officeooo:rsid="00063642" officeooo:paragraph-rsid="00063642" fo:background-color="transparent" style:font-weight-asian="bold" style:font-weight-complex="bold"/>
    </style:style>
    <style:style style:name="P37" style:family="paragraph" style:parent-style-name="Standard">
      <style:text-properties fo:font-weight="bold" officeooo:rsid="0023fe96" officeooo:paragraph-rsid="0023fe96" fo:background-color="transparent" style:font-weight-asian="bold" style:font-weight-complex="bold"/>
    </style:style>
    <style:style style:name="P38" style:family="paragraph" style:parent-style-name="Standard">
      <style:text-properties fo:font-weight="bold" officeooo:rsid="0005c9be" officeooo:paragraph-rsid="0005c9be" style:font-weight-asian="bold" style:font-weight-complex="bold"/>
    </style:style>
    <style:style style:name="P39" style:family="paragraph" style:parent-style-name="Standard">
      <style:text-properties fo:font-weight="bold" officeooo:rsid="0005c9be" officeooo:paragraph-rsid="0027a10a" style:font-weight-asian="bold" style:font-weight-complex="bold"/>
    </style:style>
    <style:style style:name="P40" style:family="paragraph" style:parent-style-name="Standard">
      <style:text-properties fo:font-weight="bold" officeooo:rsid="002bc951" officeooo:paragraph-rsid="002bc951" style:font-weight-asian="bold" style:font-weight-complex="bold"/>
    </style:style>
    <style:style style:name="P41" style:family="paragraph" style:parent-style-name="Standard">
      <style:text-properties fo:font-weight="bold" officeooo:rsid="0007ba73" officeooo:paragraph-rsid="0007ba73" style:font-weight-asian="bold" style:font-weight-complex="bold"/>
    </style:style>
    <style:style style:name="P42" style:family="paragraph" style:parent-style-name="Standard">
      <style:text-properties fo:font-weight="bold" officeooo:rsid="0007ba73" officeooo:paragraph-rsid="002d2da5" style:font-weight-asian="bold" style:font-weight-complex="bold"/>
    </style:style>
    <style:style style:name="P43" style:family="paragraph" style:parent-style-name="Standard">
      <style:text-properties fo:font-weight="normal" officeooo:rsid="0023fe96" officeooo:paragraph-rsid="0023fe96" fo:background-color="transparent" style:font-weight-asian="normal" style:font-weight-complex="normal"/>
    </style:style>
    <style:style style:name="P44" style:family="paragraph" style:parent-style-name="Standard">
      <style:text-properties fo:font-weight="normal" officeooo:rsid="0016c38e" officeooo:paragraph-rsid="0016c38e" style:font-weight-asian="normal" style:font-weight-complex="normal"/>
    </style:style>
    <style:style style:name="P45" style:family="paragraph" style:parent-style-name="Standard">
      <style:text-properties fo:font-weight="normal" officeooo:rsid="0027a10a" officeooo:paragraph-rsid="0027a10a" style:font-weight-asian="normal" style:font-weight-complex="normal"/>
    </style:style>
    <style:style style:name="P46" style:family="paragraph" style:parent-style-name="Standard">
      <style:text-properties fo:font-weight="normal" officeooo:rsid="0005c9be" officeooo:paragraph-rsid="0005c9be" style:font-weight-asian="normal" style:font-weight-complex="normal"/>
    </style:style>
    <style:style style:name="P47" style:family="paragraph" style:parent-style-name="Standard">
      <style:text-properties fo:font-weight="normal" officeooo:rsid="0005c9be" officeooo:paragraph-rsid="0027a10a" style:font-weight-asian="normal" style:font-weight-complex="normal"/>
    </style:style>
    <style:style style:name="P48" style:family="paragraph" style:parent-style-name="Standard">
      <style:text-properties fo:font-weight="normal" officeooo:rsid="000c53e5" officeooo:paragraph-rsid="0027a10a" style:font-weight-asian="normal" style:font-weight-complex="normal"/>
    </style:style>
    <style:style style:name="P49" style:family="paragraph" style:parent-style-name="Table_20_Contents">
      <style:text-properties officeooo:rsid="002257cc" officeooo:paragraph-rsid="002257cc"/>
    </style:style>
    <style:style style:name="P50" style:family="paragraph" style:parent-style-name="Table_20_Contents">
      <style:text-properties officeooo:rsid="001ecd65" officeooo:paragraph-rsid="001ecd65"/>
    </style:style>
    <style:style style:name="T1" style:family="text">
      <style:text-properties officeooo:rsid="0005c9be"/>
    </style:style>
    <style:style style:name="T2" style:family="text">
      <style:text-properties fo:font-style="italic"/>
    </style:style>
    <style:style style:name="T3" style:family="text">
      <style:text-properties officeooo:rsid="000636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7b1d" style:font-weight-asian="bold" style:font-weight-complex="bold"/>
    </style:style>
    <style:style style:name="T6" style:family="text">
      <style:text-properties fo:font-weight="bold" officeooo:rsid="0025b3b5" style:font-weight-asian="bold" style:font-weight-complex="bold"/>
    </style:style>
    <style:style style:name="T7" style:family="text">
      <style:text-properties fo:font-weight="bold" officeooo:rsid="0027a10a" style:font-weight-asian="bold" style:font-weight-complex="bold"/>
    </style:style>
    <style:style style:name="T8" style:family="text">
      <style:text-properties officeooo:rsid="000d7b86"/>
    </style:style>
    <style:style style:name="T9" style:family="text">
      <style:text-properties fo:font-weight="normal" officeooo:rsid="0010d1c8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1eb0c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40323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51198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05c9b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c38e"/>
    </style:style>
    <style:style style:name="T16" style:family="text">
      <style:text-properties officeooo:rsid="0017b3a8"/>
    </style:style>
    <style:style style:name="T17" style:family="text">
      <style:text-properties officeooo:rsid="0018e664"/>
    </style:style>
    <style:style style:name="T18" style:family="text">
      <style:text-properties officeooo:rsid="001dee87"/>
    </style:style>
    <style:style style:name="T19" style:family="text">
      <style:text-properties officeooo:rsid="0025b3b5"/>
    </style:style>
    <style:style style:name="T20" style:family="text">
      <style:text-properties officeooo:rsid="0027a10a"/>
    </style:style>
    <style:style style:name="T21" style:family="text">
      <style:text-properties officeooo:rsid="002a1030"/>
    </style:style>
    <style:style style:name="T22" style:family="text">
      <style:text-properties officeooo:rsid="002a2473"/>
    </style:style>
    <style:style style:name="T23" style:family="text">
      <style:text-properties officeooo:rsid="002a2aa8"/>
    </style:style>
    <style:style style:name="T24" style:family="text">
      <style:text-properties officeooo:rsid="002b77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Here is a sample of vocabulary, with the stemmed forms that will be generated with the algorithm. 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>Word</text:p>
          </table:table-cell>
          <table:table-cell table:style-name="Table1.A1" office:value-type="string">
            <text:p text:style-name="P32">Stem</text:p>
          </table:table-cell>
          <table:table-cell table:style-name="Table1.A1" office:value-type="string">
            <text:p text:style-name="P32">Word</text:p>
          </table:table-cell>
          <table:table-cell table:style-name="Table1.D1" office:value-type="string">
            <text:p text:style-name="P32">Stem</text:p>
          </table:table-cell>
        </table:table-row>
        <table:table-row>
          <table:table-cell table:style-name="Table1.A2" office:value-type="string">
            <text:p text:style-name="P32">raamat</text:p>
            <text:p text:style-name="P32">raamatu</text:p>
            <text:p text:style-name="P32">raamatut</text:p>
            <text:p text:style-name="P32">raamatule</text:p>
            <text:p text:style-name="P32">raamatud</text:p>
            <text:p text:style-name="P32">raamatute</text:p>
            <text:p text:style-name="P32">raamatuid</text:p>
            <text:p text:style-name="P32">raamatutele</text:p>
            <text:p text:style-name="P32">raamatutestki</text:p>
            <text:p text:style-name="P32">hele</text:p>
            <text:p text:style-name="P32">heleda</text:p>
            <text:p text:style-name="P32">heledat</text:p>
            <text:p text:style-name="P32">heledale</text:p>
            <text:p text:style-name="P32">heledad</text:p>
            <text:p text:style-name="P32">heledate</text:p>
            <text:p text:style-name="P32">heledaid</text:p>
            <text:p text:style-name="P32">heledatele</text:p>
            <text:p text:style-name="P32">heledam</text:p>
            <text:p text:style-name="P32">heledama</text:p>
            <text:p text:style-name="P32">heledamat</text:p>
            <text:p text:style-name="P32">heledamad</text:p>
            <text:p text:style-name="P32">heledamate</text:p>
            <text:p text:style-name="P32">heledamaid</text:p>
            <text:p text:style-name="P32">heledamatelegi</text:p>
            <text:p text:style-name="P32">heledaim</text:p>
            <text:p text:style-name="P32">heledaima</text:p>
            <text:p text:style-name="P32">heledaimat</text:p>
            <text:p text:style-name="P32">heledaimale</text:p>
            <text:p text:style-name="P32">heledaimad</text:p>
            <text:p text:style-name="P32">heledaimate</text:p>
            <text:p text:style-name="P32">heledaimaid</text:p>
            <text:p text:style-name="P32">heledaimatelt</text:p>
            <text:p text:style-name="P34">hobune</text:p>
            <text:p text:style-name="P34">hobuse</text:p>
            <text:p text:style-name="P34">hobust</text:p>
            <text:p text:style-name="P34">hobusele</text:p>
            <text:p text:style-name="P34">hobused</text:p>
            <text:p text:style-name="P34">hobuste</text:p>
            <text:p text:style-name="P34">hobuseid</text:p>
            <text:p text:style-name="P34">hobustele</text:p>
          </table:table-cell>
          <table:table-cell table:style-name="Table1.A2" office:value-type="string">
            <text:p text:style-name="P49">raama</text:p>
            <text:p text:style-name="P49">raama</text:p>
            <text:p text:style-name="P49">raama</text:p>
            <text:p text:style-name="P49">raama</text:p>
            <text:p text:style-name="P49">raama</text:p>
            <text:p text:style-name="P49">raama</text:p>
            <text:p text:style-name="P49">raama</text:p>
            <text:p text:style-name="P49">raama</text:p>
            <text:p text:style-name="P49">raama</text:p>
            <text:p text:style-name="P49">hele</text:p>
            <text:p text:style-name="P49">hele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eleda</text:p>
            <text:p text:style-name="P49">hobune</text:p>
            <text:p text:style-name="P49">hobuse</text:p>
            <text:p text:style-name="P49">hobu</text:p>
            <text:p text:style-name="P49">hobuse</text:p>
            <text:p text:style-name="P49">hobuse</text:p>
            <text:p text:style-name="P49">hobus</text:p>
            <text:p text:style-name="P49">hobuse</text:p>
            <text:p text:style-name="P49">hobus</text:p>
          </table:table-cell>
          <table:table-cell table:style-name="Table1.A2" office:value-type="string">
            <text:p text:style-name="P32"><text:span text:style-name="T18">h</text:span>üpata</text:p>
            <text:p text:style-name="P33">hüppa</text:p>
            <text:p text:style-name="P32">hüppaksin</text:p>
            <text:p text:style-name="P32">hüppaksid</text:p>
            <text:p text:style-name="P32">hüppaks</text:p>
            <text:p text:style-name="P32">hüppaksime</text:p>
            <text:p text:style-name="P32">hüppaksite</text:p>
            <text:p text:style-name="P32">hüppan</text:p>
            <text:p text:style-name="P32">hüppad</text:p>
            <text:p text:style-name="P32">hüppab</text:p>
            <text:p text:style-name="P32">hüppame</text:p>
            <text:p text:style-name="P32">hüppate</text:p>
            <text:p text:style-name="P32">hüppavad</text:p>
            <text:p text:style-name="P32">hüppasin</text:p>
            <text:p text:style-name="P32">hüppasid</text:p>
            <text:p text:style-name="P32">hüppas</text:p>
            <text:p text:style-name="P32">hüppasime</text:p>
            <text:p text:style-name="P32">hüppasite</text:p>
            <text:p text:style-name="P32">hüpanuksite</text:p>
            <text:p text:style-name="P32">hüpatakse</text:p>
            <text:p text:style-name="P32">hüpati</text:p>
            <text:p text:style-name="P32">hüpanud</text:p>
            <text:p text:style-name="P32">hüpanutest</text:p>
            <text:p text:style-name="P32">hüpates</text:p>
            <text:p text:style-name="P32">hüppavat</text:p>
            <text:p text:style-name="P32">hüppavatele</text:p>
            <text:p text:style-name="P32">hüppamata</text:p>
            <text:p text:style-name="P32">hüppamast</text:p>
            <text:p text:style-name="P33">hüljes</text:p>
            <text:p text:style-name="P33">hülge</text:p>
            <text:p text:style-name="P33">hüljest</text:p>
            <text:p text:style-name="P33">hülgesse</text:p>
            <text:p text:style-name="P33">hüljeste</text:p>
            <text:p text:style-name="P33">hülgeid</text:p>
            <text:p text:style-name="P33">hüljestesse</text:p>
            <text:p text:style-name="P33">hülgeisse</text:p>
            <text:p text:style-name="P35">ohutule</text:p>
            <text:p text:style-name="P35">ohutud</text:p>
            <text:p text:style-name="P35">ohutuid</text:p>
            <text:p text:style-name="P35">ohututele</text:p>
          </table:table-cell>
          <table:table-cell table:style-name="Table1.D2" office:value-type="string"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ti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pa</text:p>
            <text:p text:style-name="P49">hülje</text:p>
            <text:p text:style-name="P49">hülge</text:p>
            <text:p text:style-name="P49">hülje</text:p>
            <text:p text:style-name="P49">hülge</text:p>
            <text:p text:style-name="P49">hüljes</text:p>
            <text:p text:style-name="P49">hülge</text:p>
            <text:p text:style-name="P49">hüljes</text:p>
            <text:p text:style-name="P49">hülge</text:p>
            <text:p text:style-name="P49">ohu</text:p>
            <text:p text:style-name="P49">ohu</text:p>
            <text:p text:style-name="P49">ohu</text:p>
            <text:p text:style-name="P49">ohu</text:p>
          </table:table-cell>
        </table:table-row>
      </table:table>
      <text:p text:style-name="P2"/>
      <text:p text:style-name="P2"><text:span text:style-name="T1">This stemming algorithm removes the </text:span><text:s/>suffixes of nouns <text:span text:style-name="T1">and verbs.</text:span></text:p>
      <text:p text:style-name="P2"/>
      <text:p text:style-name="P30">The stemming algorithm</text:p>
      <text:p text:style-name="P2"/>
      <text:p text:style-name="P1">Letters in Estonian include the following accented forms,</text:p>
      <text:p text:style-name="P1"/>
      <text:p text:style-name="P3">ä ö õ ü </text:p>
      <text:p text:style-name="P3"><text:soft-page-break/></text:p>
      <text:p text:style-name="P12">The following letters are vowels <text:span text:style-name="T3">(V1)</text:span>:</text:p>
      <text:p text:style-name="P12"/>
      <text:p text:style-name="P3">a e i o u õ ä ö ü</text:p>
      <text:p text:style-name="P3"/>
      <text:p text:style-name="P17">RV is defined as one of the following:</text:p>
      <text:p text:style-name="P17"/>
      <text:p text:style-name="P11">a e i u o </text:p>
      <text:p text:style-name="P11"/>
      <text:p text:style-name="P43">KI is defined as one of the following <text:span text:style-name="T19">(letters possible before -</text:span><text:span text:style-name="T6">ki</text:span><text:span text:style-name="T19"> emphasis)</text:span>:</text:p>
      <text:p text:style-name="P37"><text:s/></text:p>
      <text:p text:style-name="P37">k p t g b d s h f š z ž</text:p>
      <text:p text:style-name="P37"/>
      <text:p text:style-name="P43">GI is defined as one of the following <text:span text:style-name="T19">(letters possible before -</text:span><text:span text:style-name="T6">gi</text:span><text:span text:style-name="T19"> emphasis)</text:span>:</text:p>
      <text:p text:style-name="P37"/>
      <text:p text:style-name="P37">c j l m n q r v w x a e I o u õ ä ö ü</text:p>
      <text:p text:style-name="P11"/>
      <text:p text:style-name="P29"><text:span text:style-name="T9">R1 in this algorithm is defined as a region after the first consonant preceded by a vowel ([laul[nud], mõt[teid], kar[tuleid], saab[as]</text:span><text:span text:style-name="T10"> </text:span><text:span text:style-name="T9">). </text:span><text:span text:style-name="T10">If there’s no such region, then the R1 is empty (laul[Ø], </text:span><text:span text:style-name="T11">saun[Ø]</text:span><text:span text:style-name="T10">). </text:span><text:span text:style-name="T12">Limitations in steps (such as ‘</text:span><text:span text:style-name="T13">preceded by RV’</text:span><text:span text:style-name="T10"> </text:span><text:span text:style-name="T12">) are not restricted to the R1 region.</text:span></text:p>
      <text:p text:style-name="P28"/>
      <text:p text:style-name="P18">LONGV is defined as one of the following:</text:p>
      <text:p text:style-name="P18"/>
      <text:p text:style-name="P4">aa ee ii oo uu ää öö üü õõ</text:p>
      <text:p text:style-name="P24"/>
      <text:p text:style-name="P23">Do step 0. <text:span text:style-name="T20">If nothing was changed in step 0, continue with the steps, otherwise stop. Do step 1 and step 2. </text:span>If nothing was changed in step <text:span text:style-name="T22">2</text:span>, do steps <text:span text:style-name="T8">3, 4, 5, 6, 7 and 8. If something was changed in <text:s/>step 2, do step 8.</text:span></text:p>
      <text:p text:style-name="P23"/>
      <text:p text:style-name="P26">Step 0a: verb_exceptions</text:p>
      <text:p text:style-name="P26">Search for some frequent irregular <text:span text:style-name="T16">short </text:span>verbs which wouldn’t have been found in step 0b</text:p>
      <text:p text:style-name="P26"/>
      <text:p text:style-name="P45">Step <text:span text:style-name="T23">1</text:span>: emphasis</text:p>
      <text:p text:style-name="P47"/>
      <text:p text:style-name="P47">Search for the longest among the following suffixes in <text:span text:style-name="T2">R</text:span>1, and perform the action indicated</text:p>
      <text:p text:style-name="P47"/>
      <text:p text:style-name="P45">Test if there’s at least 4 letters before R1 region. If so, continue this step</text:p>
      <text:p text:style-name="P39">gi</text:p>
      <text:p text:style-name="P47"><text:span text:style-name="T20">if </text:span>preceded by <text:span text:style-name="T7">GI </text:span><text:span text:style-name="T20">and </text:span><text:span text:style-name="T7">not LONGV</text:span><text:span text:style-name="T20">, delete</text:span></text:p>
      <text:p text:style-name="P39">ki</text:p>
      <text:p text:style-name="P45">if preceded by <text:span text:style-name="T4">är</text:span>, replace it with <text:span text:style-name="T4">k</text:span>. If it wasn’t replaced and is preceded by KI, delete.</text:p>
      <text:p text:style-name="P48"/>
      <text:p text:style-name="P21">Step <text:span text:style-name="T24">2</text:span>: verb</text:p>
      <text:p text:style-name="P21"/>
      <text:p text:style-name="P16">Search for the longest among the following suffixes in <text:span text:style-name="T2">R</text:span>1, and perform the action indicated</text:p>
      <text:p text:style-name="P16"/>
      <text:p text:style-name="P9">nuksin nuksime nuksid nuksite</text:p>
      <text:p text:style-name="P27">delete</text:p>
      <text:p text:style-name="P7">ksin ksid ksime ksite</text:p>
      <text:p text:style-name="P27">delete</text:p>
      <text:p text:style-name="P9">mata</text:p>
      <text:p text:style-name="P27">delete</text:p>
      <text:p text:style-name="P7"><text:soft-page-break/>takse dakse</text:p>
      <text:p text:style-name="P27">delete</text:p>
      <text:p text:style-name="P7">taks daks</text:p>
      <text:p text:style-name="P27">delete</text:p>
      <text:p text:style-name="P7">akse</text:p>
      <text:p text:style-name="P9"><text:span text:style-name="T14">replace with </text:span>a</text:p>
      <text:p text:style-name="P7">sime</text:p>
      <text:p text:style-name="P27">delete</text:p>
      <text:p text:style-name="P7">site</text:p>
      <text:p text:style-name="P27">delete</text:p>
      <text:p text:style-name="P7">sin</text:p>
      <text:p text:style-name="P27">delete</text:p>
      <text:p text:style-name="P7">me <text:span text:style-name="T17">preceded by V1</text:span></text:p>
      <text:p text:style-name="P27">delete</text:p>
      <text:p text:style-name="P7">da</text:p>
      <text:p text:style-name="P27">delete</text:p>
      <text:p text:style-name="P10">n preceded by V1</text:p>
      <text:p text:style-name="P27">delete</text:p>
      <text:p text:style-name="P8">b <text:span text:style-name="T17">preceded by V1</text:span></text:p>
      <text:p text:style-name="P22">delete</text:p>
      <text:p text:style-name="P22"/>
      <text:p text:style-name="P25">set is_verb</text:p>
      <text:p text:style-name="P18"/>
      <text:p text:style-name="P12"/>
      <text:p text:style-name="P12"/>
      <text:p text:style-name="P12"><text:s/></text:p>
      <text:p text:style-name="P12">Step <text:span text:style-name="T24">3</text:span>: case_ending</text:p>
      <text:p text:style-name="P12"/>
      <text:p text:style-name="P12">Search for the longest among the following suffixes in <text:span text:style-name="T2">R</text:span>1, and perform the action indicated</text:p>
      <text:p text:style-name="P12"/>
      <text:p text:style-name="P3">sse preceded by RV</text:p>
      <text:p text:style-name="P3"/>
      <text:p text:style-name="P3">st preceded by RV</text:p>
      <text:p text:style-name="P3"/>
      <text:p text:style-name="P3">le preceded by RV</text:p>
      <text:p text:style-name="P3"/>
      <text:p text:style-name="P3">lt preceded by RV</text:p>
      <text:p text:style-name="P3"/>
      <text:p text:style-name="P3">ga preceded by RV</text:p>
      <text:p text:style-name="P3"/>
      <text:p text:style-name="P3">ks preceded by RV</text:p>
      <text:p text:style-name="P3"/>
      <text:p text:style-name="P40">ta preceded by RV</text:p>
      <text:p text:style-name="P3"/>
      <text:p text:style-name="P3">t </text:p>
      <text:p text:style-name="P3"/>
      <text:p text:style-name="P3">s preceded by RV</text:p>
      <text:p text:style-name="P3"/>
      <text:p text:style-name="P3">l preceded by RV</text:p>
      <text:p text:style-name="P3"/>
      <text:p text:style-name="P12">delete</text:p>
      <text:p text:style-name="P12"/>
      <text:p text:style-name="P17"><text:soft-page-break/>Step <text:span text:style-name="T24">4</text:span>: plural_three_first_cases</text:p>
      <text:p text:style-name="P17"/>
      <text:p text:style-name="P13">Search for the longest among the following suffixes in <text:span text:style-name="T2">R</text:span>1, and perform the action indicated</text:p>
      <text:p text:style-name="P13"/>
      <text:p text:style-name="P18"><text:span text:style-name="T4">ikkude</text:span> </text:p>
      <text:p text:style-name="P18">replace with <text:span text:style-name="T4">ik</text:span><text:span text:style-name="T5">u</text:span></text:p>
      <text:p text:style-name="P18"/>
      <text:p text:style-name="P4">ikke</text:p>
      <text:p text:style-name="P18">replace with <text:span text:style-name="T4">ik</text:span><text:span text:style-name="T5">u</text:span></text:p>
      <text:p text:style-name="P18"/>
      <text:p text:style-name="P4">ike</text:p>
      <text:p text:style-name="P18">replace with<text:span text:style-name="T4"> ik</text:span><text:span text:style-name="T5">u</text:span></text:p>
      <text:p text:style-name="P18"/>
      <text:p text:style-name="P18"><text:span text:style-name="T4">sid</text:span> </text:p>
      <text:p text:style-name="P18">if it is not preceded by LONGV delete</text:p>
      <text:p text:style-name="P18"/>
      <text:p text:style-name="P4">te </text:p>
      <text:p text:style-name="P18">if it has more than 4 letters before it, delete; otherwise replace by <text:span text:style-name="T4">t</text:span></text:p>
      <text:p text:style-name="P18"/>
      <text:p text:style-name="P4">de</text:p>
      <text:p text:style-name="P18">delete</text:p>
      <text:p text:style-name="P18"/>
      <text:p text:style-name="P4">d preceded by RV</text:p>
      <text:p text:style-name="P18">delete</text:p>
      <text:p text:style-name="P18"/>
      <text:p text:style-name="P19">Step <text:span text:style-name="T24">5</text:span>: <text:s/>degrees</text:p>
      <text:p text:style-name="P19"/>
      <text:p text:style-name="P14">Search for the longest among the following suffixes in <text:span text:style-name="T2">R</text:span>1, and perform the action indicated</text:p>
      <text:p text:style-name="P14"/>
      <text:p text:style-name="P5">mai preceded by RV</text:p>
      <text:p text:style-name="P5"/>
      <text:p text:style-name="P5">ma</text:p>
      <text:p text:style-name="P5"/>
      <text:p text:style-name="P42">m preceded by RV</text:p>
      <text:p text:style-name="P5"/>
      <text:p text:style-name="P19">delete</text:p>
      <text:p text:style-name="P19"/>
      <text:p text:style-name="P20">Step <text:span text:style-name="T24">6</text:span>: <text:s/>i_plural</text:p>
      <text:p text:style-name="P20"/>
      <text:p text:style-name="P15">Search for the longest among the following suffixes in <text:span text:style-name="T2">R</text:span>1, and perform the action indicated</text:p>
      <text:p text:style-name="P15"/>
      <text:p text:style-name="P6">i preceded by RV</text:p>
      <text:p text:style-name="P20">delete</text:p>
      <text:p text:style-name="P20"/>
      <text:p text:style-name="P20">Step <text:span text:style-name="T24">7</text:span>: nu</text:p>
      <text:p text:style-name="P15">Search for the longest among the following suffixes in <text:span text:style-name="T2">R</text:span>1, and perform the action indicated</text:p>
      <text:p text:style-name="P15"/>
      <text:p text:style-name="P6">nu </text:p>
      <text:p text:style-name="P6">tu</text:p>
      <text:p text:style-name="P9">du</text:p>
      <text:p text:style-name="P9">va</text:p>
      <text:p text:style-name="P20">delete</text:p>
      <text:p text:style-name="P20"><text:soft-page-break/></text:p>
      <text:p text:style-name="P22">Step <text:span text:style-name="T24">8</text:span>: remove_double_kpt</text:p>
      <text:p text:style-name="P22"/>
      <text:p text:style-name="P22">Undouble consonant if word ending is <text:span text:style-name="T4">kk+V, tt+V, pp+V</text:span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28:14.071149579</meta:creation-date>
    <dc:date>2019-01-25T16:29:00.203382003</dc:date>
    <meta:editing-duration>PT11H19M11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5" meta:paragraph-count="269" meta:word-count="753" meta:character-count="4058" meta:non-whitespace-character-count="3556"/>
  </office:meta>
</office:document-meta>
</file>